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MUSerif-Roman" svg:font-family="CMUSerif-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f9ff"/>
    </style:style>
    <style:style style:name="P2" style:family="paragraph" style:parent-style-name="Standard">
      <style:text-properties officeooo:rsid="000b00fb" officeooo:paragraph-rsid="000b00fb"/>
    </style:style>
    <style:style style:name="P3" style:family="paragraph" style:parent-style-name="Standard">
      <style:text-properties officeooo:rsid="0011b4f7" officeooo:paragraph-rsid="0011b4f7"/>
    </style:style>
    <style:style style:name="P4" style:family="paragraph" style:parent-style-name="Standard">
      <style:text-properties officeooo:paragraph-rsid="000df9ff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b00fb"/>
    </style:style>
    <style:style style:name="T4" style:family="text">
      <style:text-properties fo:language="ru" fo:country="RU" officeooo:rsid="000bb5a6"/>
    </style:style>
    <style:style style:name="T5" style:family="text">
      <style:text-properties fo:language="ru" fo:country="RU" officeooo:rsid="0011b4f7"/>
    </style:style>
    <style:style style:name="T6" style:family="text">
      <style:text-properties style:font-name="CMUSerif-Roman" fo:font-size="12pt" style:font-size-asian="12pt" style:font-size-complex="12pt"/>
    </style:style>
    <style:style style:name="T7" style:family="text">
      <style:text-properties style:font-name="CMUSerif-Roman" fo:font-size="12pt" officeooo:rsid="000b00fb" style:font-size-asian="12pt" style:font-size-complex="12pt"/>
    </style:style>
    <style:style style:name="T8" style:family="text">
      <style:text-properties style:font-name="CMUSerif-Roman" fo:font-size="12pt" officeooo:rsid="000bb5a6" style:font-size-asian="12pt" style:font-size-complex="12pt"/>
    </style:style>
    <style:style style:name="T9" style:family="text">
      <style:text-properties style:font-name="CMUSerif-Roman" fo:font-size="12pt" officeooo:rsid="000df9ff" style:font-size-asian="12pt" style:font-size-complex="12pt"/>
    </style:style>
    <style:style style:name="T10" style:family="text">
      <style:text-properties style:font-name="CMUSerif-Roman" fo:font-size="12pt" officeooo:rsid="000c2a02" style:font-size-asian="12pt" style:font-size-complex="12pt"/>
    </style:style>
    <style:style style:name="T11" style:family="text">
      <style:text-properties style:font-name="CMUSerif-Roman" fo:font-size="12pt" officeooo:rsid="000f2b89" style:font-size-asian="12pt" style:font-size-complex="12pt"/>
    </style:style>
    <style:style style:name="T12" style:family="text">
      <style:text-properties style:font-name="CMUSerif-Roman" fo:font-size="12pt" officeooo:rsid="0010bd24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 В работе пробовалось, добавлять признаки полученные возведением признаков <text:s/><text:span text:style-name="T1">a</text:span><text:span text:style-name="T2">, </text:span><text:span text:style-name="T1">b </text:span><text:span text:style-name="T2">в степени 2, </text:span><text:span text:style-name="T1">3, 5</text:span><text:span text:style-name="T2">, в различных комбинациях. Также, так как гистограмма целевого значения «скошенная» пробовалось логарифмировать целевой признак.</text:span></text:p>
      <text:p text:style-name="P3"><text:span text:style-name="T2">2) Относительно задания. Не совсем понятны, причины индексации признаков временем. Но если в целом, то задание данного типа являются одними из стандартных в данном классе. </text:span></text:p>
      <text:p text:style-name="P1"><text:span text:style-name="T5">3</text:span><text:span text:style-name="T3">) </text:span><text:span text:style-name="T4">Замечу,</text:span><text:span text:style-name="T6"> линейные модели можно использовать для восстановления нелинейных зависимостей </text:span><text:span text:style-name="T8">с помощью</text:span><text:span text:style-name="T6"> </text:span><text:span text:style-name="T8">добавления новых признаков</text:span><text:span text:style-name="T7">, что является </text:span><text:span text:style-name="T8">иногда довольно сложной операцией.</text:span></text:p>
      <text:p text:style-name="P1"><text:span text:style-name="T9">Деревья решений по имеющимся данным строят систему предикатов, которые порождают в пространстве признак — ответ кусочно — </text:span><text:span text:style-name="T11">постоянную</text:span><text:span text:style-name="T9"> функцию. Так как для получения ответа рассматривается <text:s/>система предикатов </text:span><text:span text:style-name="T12">построенных по исходным данным</text:span><text:span text:style-name="T9">, то р</text:span><text:span text:style-name="T10">ешающие деревья в отличии от линейны</text:span><text:span text:style-name="T9">х</text:span><text:span text:style-name="T10"> моделей не требуют подготовки данных, таких как нормализация данных, добавление новых признаков, удаление пропущенных данны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MUSerif-Roman" svg:font-family="CMUSerif-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23:44:48.458000000</meta:creation-date>
    <dc:date>2017-10-31T13:34:09.437000000</dc:date>
    <meta:editing-duration>PT17M7S</meta:editing-duration>
    <meta:editing-cycles>4</meta:editing-cycles>
    <meta:generator>LibreOffice/5.4.2.2$Windows_x86 LibreOffice_project/22b09f6418e8c2d508a9eaf86b2399209b0990f4</meta:generator>
    <meta:document-statistic meta:table-count="0" meta:image-count="0" meta:object-count="0" meta:page-count="1" meta:paragraph-count="4" meta:word-count="127" meta:character-count="980" meta:non-whitespace-character-count="852"/>
  </office:meta>
</office:document-meta>
</file>